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3.738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4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4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14"/>
        <table:table-column table:style-name="co8" table:default-cell-style-name="Default"/>
        <table:table-column table:style-name="co7" table:default-cell-style-name="ce14"/>
        <table:table-column table:style-name="co7" table:number-columns-repeated="1017" table:default-cell-style-name="ce18"/>
        <table:table-row table:style-name="ro2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arulir_mountain)">
            <text:p>Prepare the environment <text:s/>(arulir_mountain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9" office:value-type="string">
              <text:p><text:a xlink:href="https://github.com/Rijackson/arulir_mountain">https://github.com/Rijackson/arulir_mountain</text:a> 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arulir_mountain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ATCS\&quot; &amp; [.$D$15] &amp; &quot;\ATCS\&quot; &amp; [.$D$15]" office:value-type="string" office:string-value="C:\AT\ATCS\arulir_mountain\ATCS\arulir_mountain">
              <text:p>C:\AT\ATCS\arulir_mountain\ATCS\arulir_mountain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10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11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arulir_mountain">
            <text:p>Switch to branch <text:s/>NutAndor\andors-trail:arulir_mount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arulir_mountain:master">
            <text:p>Switch to branch <text:s/>arulir_mountain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/>
          <table:table-cell office:value-type="string">
            <text:p>Import actual translations …</text:p>
          </table:table-cell>
          <table:table-cell/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>
          <table:table-row table:style-name="ro3">
            <table:table-cell table:number-columns-repeated="2"/>
            <table:table-cell table:style-name="ce4" office:value-type="string">
              <text:p><text:span text:style-name="T1">… </text:span><text:span text:style-name="T1">only for translation update:</text:span></text:p>
            </table:table-cell>
            <table:table-cell table:style-name="ce9"/>
            <table:table-cell/>
            <table:table-cell table:style-name="ce16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</table:table-row-group>
        <table:table-row-group>
          <table:table-row table:style-name="ro3">
            <table:table-cell table:number-columns-repeated="2"/>
            <table:table-cell table:style-name="ce4" office:value-type="string">
              <text:p><text:span text:style-name="T1">… </text:span><text:span text:style-name="T1">only for release build:</text:span>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PullReques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-group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2" table:formula="of:=&quot;cd &quot; &amp; [.$D$12] &amp; &quot;\res&quot;" office:value-type="string" office:string-value="cd C:\AT\NutAndor\andors-trail\AndorsTrail\res">
              <text:p>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style-name="ce13" office:value-type="string">
              <text:p><text:span text:style-name="T3">&lt;</text:span><text:span text:style-name="T4">string-array </text:span><text:span text:style-name="T5">name=</text:span><text:span text:style-name="T6">"preferences_language"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@string/preferences_language_default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English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Deutsch (98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Español (98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Française (60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Italiano (98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Magyar (45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Polski (98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Português (85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Português Brasil (85%)&lt;/</text:span><text:span text:style-name="T4">item</text:span><text:span text:style-name="T3">&gt; </text:span><text:span text:style-name="T3"><text:line-break/></text:span><text:span text:style-name="T3"><text:tab/></text:span><text:span text:style-name="T3">&lt;</text:span><text:span text:style-name="T4">item</text:span><text:span text:style-name="T3">&gt;Русский язык (98%)&lt;/</text:span><text:span text:style-name="T4">item</text:span><text:span text:style-name="T3">&gt; </text:span><text:span text:style-name="T3"><text:line-break/></text:span><text:span text:style-name="T3">&lt;/</text:span><text:span text:style-name="T4">string-array</text:span><text:span text:style-name="T3">&gt; </text:span><text:span text:style-name="T3"><text:line-break/></text:span><text:span text:style-name="T3"/></text:p>
            </table:table-cell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3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3" office:value-type="string">
            <text:p>android:versionNa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arulir_mountain">
            <text:p>Open ATCS with version <text:s/>arulir_mountai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5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5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8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arulir_mountain\ATCS\arulir_mountain\altered">
            <text:p>set A=C:\AT\ATCS\arulir_mountain\ATCS\arulir_mountain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arulir_mountain">
            <text:p>Close arulir_mountai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arulir_mountain">
            <text:p>Commit &amp; Push <text:s/>NutAndor\andors-trail:arulir_mountai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arulir_mountain">
            <text:p>Compare AndorsTrailRelease\andors-trail:master <text:s/>with <text:s/>NutAndor\andors-trail:arulir_mountai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NutAndor:v076">https://github.com/NutAndor/andors-trail/compare/master...NutAndor:v076</text:a>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arulir_mountain before compression">
            <text:p>Release candidate arulir_mountain before compress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>
            <text:p><text:span text:style-name="T2">Import and unlock translations again <text:s/>(if locked)</text:span></text:p>
          </table:table-cell>
          <table:table-cell/>
          <table:table-cell table:style-name="Default"/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6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6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6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17"/>
        <table:table-row table:style-name="ro10">
          <table:table-cell office:value-type="string">
            <text:p>dir xml\*.tmx &gt; c:\at\tmp\maps.txt</text:p>
          </table:table-cell>
          <table:table-cell/>
          <table:table-cell table:style-name="Default"/>
        </table:table-row>
        <table:table-row table:style-name="ro10">
          <table:table-cell table:number-columns-repeated="2"/>
          <table:table-cell table:style-name="Default"/>
        </table:table-row>
        <table:table-row table:style-name="ro10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0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0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0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0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0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0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0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0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0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0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0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0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0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0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0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0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0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0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0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0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0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0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0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0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0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0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0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0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0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0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0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0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0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0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0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0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0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0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0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0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0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0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0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0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0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0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0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0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0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0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0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0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0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0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0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0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0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0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0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0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0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0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0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0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0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0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0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0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0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0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0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0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0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0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0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0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0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0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0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0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0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0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0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0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0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0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0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0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0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0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0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0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0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0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0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0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0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0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0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0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0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0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0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0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0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0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0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0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0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0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0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0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0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0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0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0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0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0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0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0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0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0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0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_inner',">
            <text:p>'flagstone_inner',</text:p>
          </table:table-cell>
        </table:table-row>
        <table:table-row table:style-name="ro10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_upper',">
            <text:p>'flagstone_upper',</text:p>
          </table:table-cell>
        </table:table-row>
        <table:table-row table:style-name="ro10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0',">
            <text:p>'flagstone0',</text:p>
          </table:table-cell>
        </table:table-row>
        <table:table-row table:style-name="ro10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1',">
            <text:p>'flagstone1',</text:p>
          </table:table-cell>
        </table:table-row>
        <table:table-row table:style-name="ro10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2',">
            <text:p>'flagstone2',</text:p>
          </table:table-cell>
        </table:table-row>
        <table:table-row table:style-name="ro10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3',">
            <text:p>'flagstone3',</text:p>
          </table:table-cell>
        </table:table-row>
        <table:table-row table:style-name="ro10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4',">
            <text:p>'flagstone4',</text:p>
          </table:table-cell>
        </table:table-row>
        <table:table-row table:style-name="ro10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0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0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0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0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0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0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0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0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0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0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0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0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0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0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0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0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0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0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0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0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0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0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0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0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0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0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0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0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0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0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0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0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0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0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0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0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0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0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0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0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0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0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0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0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0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0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0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0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0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0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0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0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0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0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0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0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0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0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0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0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0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0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0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0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0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0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0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0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0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0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0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0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0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0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0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0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0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0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0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0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0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0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0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0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0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0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0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0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0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0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0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0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0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0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0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0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0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0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0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0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0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0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0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0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0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0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0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0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0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0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0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0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0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0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0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0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0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0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0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0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0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0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0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0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0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0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0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0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0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0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0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0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0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0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0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0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0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0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0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0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0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0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0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0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0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0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0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0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0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0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0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0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0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0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0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0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0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0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0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0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0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0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0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0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0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0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0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0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0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0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0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_armour',">
            <text:p>'remgard_armour',</text:p>
          </table:table-cell>
        </table:table-row>
        <table:table-row table:style-name="ro10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_barn',">
            <text:p>'remgard_barn',</text:p>
          </table:table-cell>
        </table:table-row>
        <table:table-row table:style-name="ro10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_church',">
            <text:p>'remgard_church',</text:p>
          </table:table-cell>
        </table:table-row>
        <table:table-row table:style-name="ro10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_clothes',">
            <text:p>'remgard_clothes',</text:p>
          </table:table-cell>
        </table:table-row>
        <table:table-row table:style-name="ro10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_farmer1',">
            <text:p>'remgard_farmer1',</text:p>
          </table:table-cell>
        </table:table-row>
        <table:table-row table:style-name="ro10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farmer2',">
            <text:p>'remgard_farmer2',</text:p>
          </table:table-cell>
        </table:table-row>
        <table:table-row table:style-name="ro10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farmer3',">
            <text:p>'remgard_farmer3',</text:p>
          </table:table-cell>
        </table:table-row>
        <table:table-row table:style-name="ro10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prison',">
            <text:p>'remgard_prison',</text:p>
          </table:table-cell>
        </table:table-row>
        <table:table-row table:style-name="ro10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school',">
            <text:p>'remgard_school',</text:p>
          </table:table-cell>
        </table:table-row>
        <table:table-row table:style-name="ro10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tavern0',">
            <text:p>'remgard_tavern0',</text:p>
          </table:table-cell>
        </table:table-row>
        <table:table-row table:style-name="ro10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tavern1',">
            <text:p>'remgard_tavern1',</text:p>
          </table:table-cell>
        </table:table-row>
        <table:table-row table:style-name="ro10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villager1',">
            <text:p>'remgard_villager1',</text:p>
          </table:table-cell>
        </table:table-row>
        <table:table-row table:style-name="ro10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villager2',">
            <text:p>'remgard_villager2',</text:p>
          </table:table-cell>
        </table:table-row>
        <table:table-row table:style-name="ro10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villager3',">
            <text:p>'remgard_villager3',</text:p>
          </table:table-cell>
        </table:table-row>
        <table:table-row table:style-name="ro10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villager4',">
            <text:p>'remgard_villager4',</text:p>
          </table:table-cell>
        </table:table-row>
        <table:table-row table:style-name="ro10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villager5',">
            <text:p>'remgard_villager5',</text:p>
          </table:table-cell>
        </table:table-row>
        <table:table-row table:style-name="ro10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weapon',">
            <text:p>'remgard_weapon',</text:p>
          </table:table-cell>
        </table:table-row>
        <table:table-row table:style-name="ro10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0',">
            <text:p>'remgard0',</text:p>
          </table:table-cell>
        </table:table-row>
        <table:table-row table:style-name="ro10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1',">
            <text:p>'remgard1',</text:p>
          </table:table-cell>
        </table:table-row>
        <table:table-row table:style-name="ro10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2',">
            <text:p>'remgard2',</text:p>
          </table:table-cell>
        </table:table-row>
        <table:table-row table:style-name="ro10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3',">
            <text:p>'remgard3',</text:p>
          </table:table-cell>
        </table:table-row>
        <table:table-row table:style-name="ro10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4',">
            <text:p>'remgard4',</text:p>
          </table:table-cell>
        </table:table-row>
        <table:table-row table:style-name="ro10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0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0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0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0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0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0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0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0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0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0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0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0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0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0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0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0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0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0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0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0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0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0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0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0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0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0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0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0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0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0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0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_barrack0',">
            <text:p>'stoutford_castle_barrack0',</text:p>
          </table:table-cell>
        </table:table-row>
        <table:table-row table:style-name="ro10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_barrack1',">
            <text:p>'stoutford_castle_barrack1',</text:p>
          </table:table-cell>
        </table:table-row>
        <table:table-row table:style-name="ro10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_barrack2',">
            <text:p>'stoutford_castle_barrack2',</text:p>
          </table:table-cell>
        </table:table-row>
        <table:table-row table:style-name="ro10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shed',">
            <text:p>'stoutford_castle_shed',</text:p>
          </table:table-cell>
        </table:table-row>
        <table:table-row table:style-name="ro10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shop',">
            <text:p>'stoutford_castle_shop',</text:p>
          </table:table-cell>
        </table:table-row>
        <table:table-row table:style-name="ro10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stable',">
            <text:p>'stoutford_castle_stable',</text:p>
          </table:table-cell>
        </table:table-row>
        <table:table-row table:style-name="ro10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tower0',">
            <text:p>'stoutford_castle_tower0',</text:p>
          </table:table-cell>
        </table:table-row>
        <table:table-row table:style-name="ro10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tower1',">
            <text:p>'stoutford_castle_tower1',</text:p>
          </table:table-cell>
        </table:table-row>
        <table:table-row table:style-name="ro10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0',">
            <text:p>'stoutford_castle0',</text:p>
          </table:table-cell>
        </table:table-row>
        <table:table-row table:style-name="ro10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1',">
            <text:p>'stoutford_castle1',</text:p>
          </table:table-cell>
        </table:table-row>
        <table:table-row table:style-name="ro10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2',">
            <text:p>'stoutford_castle2',</text:p>
          </table:table-cell>
        </table:table-row>
        <table:table-row table:style-name="ro10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0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0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0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0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0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0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0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0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0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0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0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0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0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0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0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0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0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0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0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0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0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0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0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0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0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0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0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0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0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0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0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0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0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0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0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0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0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0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0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0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0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0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0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0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0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0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0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0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0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0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0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0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0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0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0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0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0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0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0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0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0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0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0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0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0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0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0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0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0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0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0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0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0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0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0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0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0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0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0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0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0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0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0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0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0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0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0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0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0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0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0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0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0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0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0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0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0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0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0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0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0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0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0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0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0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0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0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0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0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0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0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0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0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0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0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0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0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0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0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0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0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0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0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0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0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0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0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0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0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0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0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0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0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0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0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0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0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0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0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0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0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0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0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0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0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0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0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0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0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0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0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0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0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0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Tabelle3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database-ranges>
        <table:database-range table:name="__Anonymous_Sheet_DB__1" table:target-range-address="Build.F1:Build.F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31.12.2019</text:date>, <text:time>02:0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2-31T02:06:42.82</dc:date>
    <dc:creator>Christian </dc:creator>
    <meta:editing-duration>P37DT11H53M22S</meta:editing-duration>
    <meta:editing-cycles>39</meta:editing-cycles>
    <meta:generator>OpenOffice/4.1.3$Win32 OpenOffice.org_project/413m1$Build-9783</meta:generator>
    <meta:document-statistic meta:table-count="3" meta:cell-count="1777" meta:object-count="0"/>
  </office:meta>
</office:document-meta>
</file>